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d2e6" officeooo:paragraph-rsid="0006d2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.pyc</text:p>
      <text:p text:style-name="P1">__pycache__</text:p>
      <text:p text:style-name="P1">myvenv</text:p>
      <text:p text:style-name="P1">db.sqlite3</text:p>
      <text:p text:style-name="P1">.DS_St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21:24:37.581544820</meta:creation-date>
    <dc:date>2016-12-20T21:26:12.180330813</dc:date>
    <meta:editing-duration>PT1M36S</meta:editing-duration>
    <meta:editing-cycles>1</meta:editing-cycles>
    <meta:document-statistic meta:table-count="0" meta:image-count="0" meta:object-count="0" meta:page-count="1" meta:paragraph-count="5" meta:word-count="5" meta:character-count="41" meta:non-whitespace-character-count="41"/>
    <meta:generator>LibreOffice/4.3.3.2$Linux_X86_64 LibreOffice_project/430m0$Build-2</meta:generator>
  </office:meta>
</office:document-meta>
</file>